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3000001DD6D13DC6AD205E6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35cm" svg:height="12.62cm" svg:x="1.927cm" svg:y="8.631cm">
          <draw:image xlink:href="Pictures/1000000100000293000001DD6D13DC6AD205E69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4T09:19:15.196168593</meta:creation-date>
    <dc:date>2025-02-04T09:19:30.880946023</dc:date>
    <meta:editing-duration>PT16S</meta:editing-duration>
    <meta:editing-cycles>1</meta:editing-cycles>
    <meta:document-statistic meta:object-count="1"/>
    <meta:generator>LibreOffice/7.3.7.2$Linux_X86_64 LibreOffice_project/30$Build-2</meta:generator>
  </office:meta>
</office:document-meta>
</file>